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tru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809cm" fo:min-width="0.559cm"/>
    </style:style>
    <style:style style:name="gr3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2.166cm" fo:min-width="0cm"/>
    </style:style>
    <style:style style:name="gr4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7.942cm" fo:min-width="0cm"/>
    </style:style>
    <style:style style:name="gr5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1.887cm" fo:min-width="0cm"/>
    </style:style>
    <style:style style:name="gr6" style:family="graphic" style:parent-style-name="objectwithoutfill">
      <style:graphic-properties draw:stroke="solid"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4.241cm" fo:min-width="0cm"/>
    </style:style>
    <style:style style:name="gr8" style:family="graphic" style:parent-style-name="standard">
      <style:graphic-properties draw:stroke="solid" svg:stroke-color="#000000" draw:marker-start="Arrow" draw:marker-start-width="0.3cm" draw:textarea-vertical-align="middle"/>
    </style:style>
    <style:style style:name="gr9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1.365cm" fo:min-width="0cm"/>
    </style:style>
    <style:style style:name="gr10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5.613cm" fo:min-width="11.349cm"/>
    </style:style>
    <style:style style:name="gr11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873cm" fo:min-width="1.122cm"/>
    </style:style>
    <style:style style:name="gr12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872cm" fo:min-width="1.122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7.607cm" fo:min-width="16.213cm"/>
    </style:style>
    <style:style style:name="gr14" style:family="graphic" style:parent-style-name="objectwithoutfill">
      <style:graphic-properties svg:stroke-color="#000000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 draw:fill-color="#000000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solid"/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84cm" svg:height="0.878cm" draw:transform="skewX (-0.011693705988362) rotate (0.00820304748437335) translate (5.231cm 3.297cm)">
          <text:p text:style-name="P1"><text:span text:style-name="T1">User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308cm" svg:height="0.878cm" draw:transform="skewX (-0.00994837673636768) rotate (0.00820304748437335) translate (18.018cm 3.304cm)">
          <text:p text:style-name="P1"><text:span text:style-name="T1">Transaction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698cm" svg:height="0.878cm" draw:transform="skewX (-0.0165806278939461) rotate (0.00820304748437335) translate (9.636cm 3.302cm)">
          <text:p text:style-name="P1"><text:span text:style-name="T1">Organ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497cm" svg:height="1.497cm" svg:x="1.381cm" svg:y="5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4" draw:layer="layout" svg:width="0.125cm" svg:height="2.416cm" svg:x="7.118cm" svg:y="5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25cm" svg:height="8.192cm" svg:x="11.483cm" svg:y="6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124cm" svg:height="2.137cm" svg:x="20.134cm" svg:y="8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.878cm" svg:y1="6.185cm" svg:x2="7.119cm" svg:y2="6.185cm">
          <text:p text:style-name="P1"><text:span text:style-name="T2">Command #4</text:span></text:p>
          <text:p text:style-name="P1"><text:span text:style-name="T3"/></text:p>
        </draw:line>
        <draw:line draw:style-name="gr6" draw:text-style-name="P5" draw:layer="layout" svg:x1="7.243cm" svg:y1="6.934cm" svg:x2="11.484cm" svg:y2="6.934cm">
          <text:p text:style-name="P1"><text:span text:style-name="T2">printTransactions()</text:span></text:p>
          <text:p text:style-name="P1"><text:span text:style-name="T3"/></text:p>
        </draw:line>
        <draw:line draw:style-name="gr6" draw:text-style-name="P5" draw:layer="layout" svg:x1="11.608cm" svg:y1="8.014cm" svg:x2="15.849cm" svg:y2="8.014cm">
          <text:p text:style-name="P1"><text:span text:style-name="T2">nextDonor()</text:span></text:p>
          <text:p text:style-name="P1"><text:span text:style-name="T3"/></text:p>
        </draw:line>
        <draw:custom-shape draw:style-name="gr7" draw:text-style-name="P4" draw:layer="layout" svg:width="0.125cm" svg:height="4.491cm" svg:x="24.497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0.254cm" svg:y1="9.128cm" svg:x2="24.495cm" svg:y2="9.128cm">
          <text:p text:style-name="P1"><text:span text:style-name="T2">getCreditCard()</text:span></text:p>
          <text:p text:style-name="P1"><text:span text:style-name="T3"/></text:p>
        </draw:line>
        <draw:custom-shape draw:style-name="gr1" draw:text-style-name="P2" draw:layer="layout" svg:width="3.427cm" svg:height="0.878cm" draw:transform="skewX (-0.011693705988362) rotate (0.00820304748437335) translate (22.833cm 3.3cm)">
          <text:p text:style-name="P1"><text:span text:style-name="T1">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20.254cm" svg:y1="9.763cm" svg:x2="24.495cm" svg:y2="9.763cm">
          <text:p text:style-name="P1"><text:span text:style-name="T2">getAount()</text:span></text:p>
          <text:p text:style-name="P1"><text:span text:style-name="T3"/></text:p>
        </draw:line>
        <draw:line draw:style-name="gr6" draw:text-style-name="P5" draw:layer="layout" svg:x1="20.254cm" svg:y1="10.398cm" svg:x2="24.495cm" svg:y2="10.398cm">
          <text:p text:style-name="P1"><text:span text:style-name="T2">getDate()</text:span></text:p>
          <text:p text:style-name="P1"><text:span text:style-name="T4"/></text:p>
        </draw:line>
        <draw:line draw:style-name="gr8" draw:text-style-name="P6" draw:layer="layout" svg:x1="11.668cm" svg:y1="11.287cm" svg:x2="24.495cm" svg:y2="11.287cm">
          <text:p text:style-name="P1"><text:span text:style-name="T4">int</text:span></text:p>
          <text:p text:style-name="P1"><text:span text:style-name="T5"/></text:p>
        </draw:line>
        <draw:line draw:style-name="gr8" draw:text-style-name="P6" draw:layer="layout" svg:x1="11.668cm" svg:y1="12.049cm" svg:x2="24.495cm" svg:y2="12.049cm">
          <text:p text:style-name="P1"><text:span text:style-name="T4">double</text:span></text:p>
          <text:p text:style-name="P1"><text:span text:style-name="T5"/></text:p>
        </draw:line>
        <draw:line draw:style-name="gr8" draw:text-style-name="P6" draw:layer="layout" svg:x1="11.668cm" svg:y1="12.684cm" svg:x2="24.523cm" svg:y2="12.684cm">
          <text:p text:style-name="P1"><text:span text:style-name="T4">date</text:span></text:p>
          <text:p text:style-name="P1"><text:span text:style-name="T5"/></text:p>
        </draw:line>
        <draw:custom-shape draw:style-name="gr9" draw:text-style-name="P4" draw:layer="layout" svg:width="0.125cm" svg:height="1.615cm" svg:x="15.849cm" svg:y="7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15.973cm" svg:y1="8.762cm" svg:x2="20.214cm" svg:y2="8.762cm">
          <text:p text:style-name="P1"><text:span text:style-name="T2">nextTransaction()</text:span></text:p>
          <text:p text:style-name="P1"><text:span text:style-name="T3"/></text:p>
        </draw:line>
        <draw:line draw:style-name="gr8" draw:text-style-name="P6" draw:layer="layout" svg:x1="4.175cm" svg:y1="13.954cm" svg:x2="11.484cm" svg:y2="13.964cm">
          <text:p text:style-name="P1"><text:span text:style-name="T4">Print to console</text:span></text:p>
          <text:p text:style-name="P1"><text:span text:style-name="T5"/></text:p>
        </draw:line>
        <draw:custom-shape draw:style-name="gr10" draw:text-style-name="P7" draw:layer="layout" svg:width="11.849cm" svg:height="5.863cm" svg:x="13.978cm" svg:y="8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.622cm" svg:height="1.123cm" svg:x="13.978cm" svg:y="8.263cm">
          <text:p text:style-name="P1">Lo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1.622cm" svg:height="1.122cm" svg:x="9.363cm" svg:y="7.266cm">
          <text:p text:style-name="P1">Lo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6.713cm" svg:height="7.857cm" svg:x="9.363cm" svg:y="7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24.622cm" svg:y1="4.175cm" svg:x2="24.622cm" svg:y2="8.747cm">
          <text:p/>
        </draw:line>
        <draw:line draw:style-name="gr14" draw:text-style-name="P8" draw:layer="layout" svg:x1="20.177cm" svg:y1="4.175cm" svg:x2="20.214cm" svg:y2="8.388cm">
          <text:p/>
        </draw:line>
        <draw:line draw:style-name="gr14" draw:text-style-name="P8" draw:layer="layout" svg:x1="15.986cm" svg:y1="4.175cm" svg:x2="15.973cm" svg:y2="7.64cm">
          <text:p/>
        </draw:line>
        <draw:line draw:style-name="gr14" draw:text-style-name="P8" draw:layer="layout" svg:x1="11.668cm" svg:y1="4.175cm" svg:x2="11.608cm" svg:y2="6.144cm">
          <text:p/>
        </draw:line>
        <draw:line draw:style-name="gr14" draw:text-style-name="P8" draw:layer="layout" svg:x1="7.223cm" svg:y1="4.175cm" svg:x2="7.223cm" svg:y2="5.191cm">
          <text:p/>
        </draw:line>
        <draw:custom-shape draw:style-name="gr1" draw:text-style-name="P2" draw:layer="layout" svg:width="2.915cm" svg:height="0.878cm" draw:transform="skewX (-0.011693705988362) rotate (0.00820304748437335) translate (14.228cm 3.298cm)">
          <text:p text:style-name="P1"><text:span text:style-name="T1">DonorLis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Ultrafine_20_Dashed"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5T12:58:16.199000000</meta:creation-date>
    <dc:date>2019-03-27T14:03:19.523000000</dc:date>
    <meta:editing-duration>P5DT13H30M42S</meta:editing-duration>
    <meta:editing-cycles>3</meta:editing-cycles>
    <meta:generator>LibreOffice/6.2.1.2$Windows_X86_64 LibreOffice_project/7bcb35dc3024a62dea0caee87020152d1ee96e71</meta:generator>
    <meta:document-statistic meta:object-count="31"/>
  </office:meta>
</office:document-meta>
</file>